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otted" svg:stroke-width="0.05cm" draw:marker-start="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width="0.05cm" draw:marker-start="Fin_20_de_20_línea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otted" svg:stroke-width="0.05cm" svg:stroke-color="#000000" draw:marker-start-width="0.275cm" draw:marker-end="Fin_20_de_20_línea_20_1" draw:marker-end-width="0.27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3.399cm" svg:height="0.429cm" svg:x="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2.429cm">
            <text:p text:style-name="P1"><text:span text:style-name="T1">FCL</text:span></text:p>
            <text:p text:style-name="P1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398cm" svg:height="0.429cm" svg:x="6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02cm" svg:height="2.571cm" svg:x="6cm" svg:y="10.529cm">
            <text:p text:style-name="P1"><text:span text:style-name="T1">LCL</text:span></text:p>
            <text:p text:style-name="P1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432cm" svg:height="0.443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.1cm" svg:height="2.657cm" svg:x="6cm" svg:y="6.443cm">
            <text:p text:style-name="P1"><text:span text:style-name="T1">LCLBase</text:span></text:p>
            <text:p text:style-name="P1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3" draw:text-style-name="P1" draw:layer="layout" svg:width="3.39cm" svg:height="0.443cm" svg:x="1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2.657cm" svg:x="19cm" svg:y="6.443cm">
            <text:p text:style-name="P1"><text:span text:style-name="T1">uktlib</text:span></text:p>
            <text:p text:style-name="P1"><text:span text:style-name="T2">“</text:span><text:span text:style-name="T2">UMLCat's Utilities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cm" svg:y1="11.6cm" svg:x2="3cm" svg:y2="11.6cm" draw:start-shape="id1" draw:start-glue-point="3" draw:end-shape="id2" draw:end-glue-point="1" svg:d="m6000 11600h-3000">
          <text:p/>
        </draw:connector>
        <draw:connector draw:style-name="gr6" draw:text-style-name="P1" draw:layer="layout" draw:type="line" svg:x1="6cm" svg:y1="7.55cm" svg:x2="3cm" svg:y2="7.55cm" draw:start-shape="id3" draw:end-shape="id4" draw:end-glue-point="1" svg:d="m6000 7550h-3000">
          <text:p/>
        </draw:connector>
        <draw:connector draw:style-name="gr7" draw:text-style-name="P1" draw:layer="layout" draw:type="line" svg:x1="6cm" svg:y1="3.5cm" svg:x2="3cm" svg:y2="3.5cm" draw:start-shape="id5" draw:end-shape="id6" draw:end-glue-point="1" svg:d="m6000 3500h-3000">
          <text:p/>
        </draw:connector>
        <draw:connector draw:style-name="gr8" draw:text-style-name="P1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8" draw:text-style-name="P1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5" draw:text-style-name="P1" xml:id="id9" draw:id="id9" draw:layer="layout" svg:width="1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17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cm" svg:height="1cm" svg:x="17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cm" svg:y1="7.55cm" svg:x2="18cm" svg:y2="7.55cm" draw:start-shape="id7" draw:start-glue-point="3" draw:end-shape="id8" draw:end-glue-point="1" svg:d="m19000 7550h-1000">
          <text:p/>
        </draw:connector>
        <draw:connector draw:style-name="gr8" draw:text-style-name="P1" draw:layer="layout" draw:type="line" svg:x1="17.5cm" svg:y1="4cm" svg:x2="17.5cm" svg:y2="7.05cm" draw:start-shape="id9" draw:start-glue-point="2" draw:end-shape="id8" draw:end-glue-point="0" svg:d="m17500 4000v3050">
          <text:p/>
        </draw:connector>
        <draw:connector draw:style-name="gr8" draw:text-style-name="P1" draw:layer="layout" draw:type="line" svg:x1="17.5cm" svg:y1="8.05cm" svg:x2="17.5cm" svg:y2="11.1cm" draw:start-shape="id8" draw:start-glue-point="2" draw:end-shape="id10" draw:end-glue-point="0" svg:d="m17500 8050v3050">
          <text:p/>
        </draw:connector>
        <draw:connector draw:style-name="gr6" draw:text-style-name="P1" draw:layer="layout" draw:type="line" svg:x1="17cm" svg:y1="7.55cm" svg:x2="14.1cm" svg:y2="7.55cm" draw:start-shape="id8" draw:start-glue-point="3" draw:end-shape="id3" draw:end-glue-point="1" svg:d="m17000 7550h-2900">
          <text:p/>
        </draw:connector>
        <draw:connector draw:style-name="gr6" draw:text-style-name="P1" draw:layer="layout" draw:type="line" svg:x1="17cm" svg:y1="11.6cm" svg:x2="14.02cm" svg:y2="11.6cm" draw:start-shape="id10" draw:start-glue-point="3" draw:end-shape="id1" draw:end-glue-point="1" svg:d="m17000 11600h-2980">
          <text:p/>
        </draw:connector>
        <draw:connector draw:style-name="gr6" draw:text-style-name="P1" draw:layer="layout" draw:type="line" svg:x1="17cm" svg:y1="3.5cm" svg:x2="14.02cm" svg:y2="3.5cm" draw:start-shape="id9" draw:start-glue-point="3" draw:end-shape="id5" draw:end-glue-point="1" svg:d="m17000 3500h-2980">
          <text:p/>
        </draw:connector>
        <draw:frame draw:style-name="gr9" draw:text-style-name="P2" draw:layer="layout" svg:width="3.5cm" svg:height="0.9cm" svg:x="3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3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4cm" svg:y="2.8cm">
          <draw:text-box>
            <text:p><text:span text:style-name="T3">&lt;&lt;imports&gt;&gt;</text:span></text:p>
          </draw:text-box>
        </draw:frame>
        <draw:g xml:id="id11" draw:id="id11">
          <draw:custom-shape draw:style-name="gr10" draw:text-style-name="P1" draw:layer="layout" svg:width="3.39cm" svg:height="0.443cm" svg:x="19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0.443cm">
            <text:p text:style-name="P1"><text:span text:style-name="T1">ukttools</text:span></text:p>
            <text:p text:style-name="P1"><text:span text:style-name="T2">“</text:span><text:span text:style-name="T2">UMLCat's 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3cm" svg:y1="10cm" svg:x2="23cm" svg:y2="9.1cm" draw:start-shape="id11" draw:end-shape="id7" draw:end-glue-point="2" svg:d="m23000 10000v-900">
          <text:p/>
        </draw:connector>
        <draw:frame draw:style-name="gr9" draw:text-style-name="P2" draw:layer="layout" svg:width="3.06cm" svg:height="0.9cm" svg:x="23.24cm" svg:y="9.4cm">
          <draw:text-box>
            <text:p><text:span text:style-name="T3">&lt;&lt;imports&gt;&gt;</text:span></text:p>
          </draw:text-box>
        </draw:frame>
        <draw:g xml:id="id12" draw:id="id12">
          <draw:custom-shape draw:style-name="gr10" draw:text-style-name="P1" draw:layer="layout" svg:width="3.39cm" svg:height="0.443cm" svg:x="19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16.243cm">
            <text:p text:style-name="P1"><text:span text:style-name="T1">uktstreams</text:span></text:p>
            <text:p text:style-name="P1"><text:span text:style-name="T2">“</text:span><text:span text:style-name="T2">UMLCat's </text:span></text:p>
            <text:p text:style-name="P1"><text:span text:style-name="T2">Input-Output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1" draw:layer="layout" draw:type="line" svg:x1="23cm" svg:y1="15.8cm" svg:x2="23cm" svg:y2="15cm" draw:start-shape="id12" draw:end-shape="id13" draw:end-glue-point="2" svg:d="m23000 15800v-800">
          <text:p/>
        </draw:connector>
        <draw:frame draw:style-name="gr9" draw:text-style-name="P2" draw:layer="layout" svg:width="3.06cm" svg:height="0.9cm" svg:x="23.24cm" svg:y="15.2cm">
          <draw:text-box>
            <text:p><text:span text:style-name="T3">&lt;&lt;imports&gt;&gt;</text:span></text:p>
          </draw:text-box>
        </draw:frame>
        <draw:g>
          <draw:custom-shape draw:style-name="gr10" draw:text-style-name="P1" draw:layer="layout" svg:width="3.39cm" svg:height="0.443cm" svg:x="19cm" svg:y="2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19cm" svg:y="22.243cm">
            <text:p text:style-name="P1"><text:span text:style-name="T1">uktscanners</text:span></text:p>
            <text:p text:style-name="P1"><text:span text:style-name="T2">“</text:span><text:span text:style-name="T2">UMLCat's Parsing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4" draw:id="id14">
          <draw:custom-shape draw:style-name="gr10" draw:text-style-name="P1" draw:layer="layout" svg:width="3.39cm" svg:height="0.443cm" svg:x="28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8cm" svg:height="2.657cm" svg:x="28cm" svg:y="16.243cm">
            <text:p text:style-name="P1"><text:span text:style-name="T1">ukttrees</text:span></text:p>
            <text:p text:style-name="P1"><text:span text:style-name="T2">“</text:span><text:span text:style-name="T2">UMLCat's Hierarchical</text:span></text:p>
            <text:p text:style-name="P1"><text:span text:style-name="T2">Non-Visual Contro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3.06cm" svg:height="0.9cm" svg:x="32.24cm" svg:y="15.2cm">
          <draw:text-box>
            <text:p><text:span text:style-name="T3">&lt;&lt;imports&gt;&gt;</text:span></text:p>
          </draw:text-box>
        </draw:frame>
        <draw:custom-shape draw:style-name="gr5" draw:text-style-name="P1" xml:id="id13" draw:id="id13" draw:layer="layout" svg:width="1cm" svg:height="1cm" svg:x="22.5cm" svg:y="14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3cm" svg:y1="14cm" svg:x2="23cm" svg:y2="13.1cm" draw:start-shape="id13" draw:start-glue-point="0" draw:end-shape="id11" draw:end-glue-point="2" svg:d="m23000 14000v-900">
          <text:p/>
        </draw:connector>
        <draw:connector draw:style-name="gr13" draw:text-style-name="P1" draw:layer="layout" svg:x1="23.5cm" svg:y1="14.5cm" svg:x2="32cm" svg:y2="15.8cm" draw:start-shape="id13" draw:start-glue-point="1" draw:end-shape="id14" draw:end-glue-point="0" svg:d="m23500 14500h8500v1300">
          <text:p/>
        </draw:connector>
        <draw:connector draw:style-name="gr12" draw:text-style-name="P1" draw:layer="layout" draw:type="line" svg:x1="23cm" svg:y1="21.7cm" svg:x2="23cm" svg:y2="20.9cm" draw:end-shape="id15" draw:end-glue-point="2" svg:d="m23000 21700v-800">
          <text:p/>
        </draw:connector>
        <draw:frame draw:style-name="gr9" draw:text-style-name="P2" draw:layer="layout" svg:width="3.06cm" svg:height="0.9cm" svg:x="23.24cm" svg:y="21.1cm">
          <draw:text-box>
            <text:p><text:span text:style-name="T3">&lt;&lt;imports&gt;&gt;</text:span></text:p>
          </draw:text-box>
        </draw:frame>
        <draw:custom-shape draw:style-name="gr5" draw:text-style-name="P1" xml:id="id15" draw:id="id15" draw:layer="layout" svg:width="1cm" svg:height="1cm" svg:x="22.5cm" svg:y="19.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23cm" svg:y1="19.9cm" svg:x2="23cm" svg:y2="19cm" draw:start-shape="id15" draw:start-glue-point="0" svg:d="m23000 19900v-900">
          <text:p/>
        </draw:connector>
        <draw:connector draw:style-name="gr13" draw:text-style-name="P1" draw:layer="layout" svg:x1="32cm" svg:y1="18.9cm" svg:x2="23.5cm" svg:y2="20.4cm" draw:start-shape="id14" draw:start-glue-point="2" draw:end-shape="id15" draw:end-glue-point="1" svg:d="m32000 18900v1500h-8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2013-02-10T03:02:03.95</dc:date>
    <meta:editing-duration>PT38M42S</meta:editing-duration>
    <meta:editing-cycles>32</meta:editing-cycles>
    <meta:document-statistic meta:object-count="59"/>
  </office:meta>
</office:document-meta>
</file>